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text-properties officeooo:rsid="00205811" officeooo:paragraph-rsid="00205811"/>
    </style:style>
    <style:style style:name="P2" style:family="paragraph" style:parent-style-name="Text_20_body">
      <style:text-properties officeooo:paragraph-rsid="00205811"/>
    </style:style>
    <style:style style:name="P3" style:family="paragraph" style:parent-style-name="Text_20_body" style:list-style-name="L1">
      <style:text-properties officeooo:paragraph-rsid="00205811"/>
    </style:style>
    <style:style style:name="P4" style:family="paragraph" style:parent-style-name="Text_20_body" style:list-style-name="L1">
      <style:text-properties officeooo:rsid="00205811" officeooo:paragraph-rsid="00205811"/>
    </style:style>
    <style:style style:name="P5" style:family="paragraph" style:parent-style-name="Text_20_body" style:list-style-name="L5">
      <style:text-properties officeooo:rsid="00205811" officeooo:paragraph-rsid="002c157d"/>
    </style:style>
    <style:style style:name="P6" style:family="paragraph" style:parent-style-name="Text_20_body" style:list-style-name="L2">
      <style:text-properties officeooo:rsid="00224b98" officeooo:paragraph-rsid="002c157d"/>
    </style:style>
    <style:style style:name="P7" style:family="paragraph" style:parent-style-name="Text_20_body" style:list-style-name="L4">
      <style:text-properties officeooo:rsid="0026007d" officeooo:paragraph-rsid="0026007d"/>
    </style:style>
    <style:style style:name="P8" style:family="paragraph" style:parent-style-name="Text_20_body">
      <style:text-properties style:text-underline-style="none" officeooo:rsid="0028c13c" officeooo:paragraph-rsid="0028c13c"/>
    </style:style>
    <style:style style:name="P9" style:family="paragraph" style:parent-style-name="Text_20_body" style:list-style-name="L1">
      <style:text-properties officeooo:rsid="002c089a" officeooo:paragraph-rsid="002c089a"/>
    </style:style>
    <style:style style:name="P10" style:family="paragraph" style:parent-style-name="Text_20_body" style:list-style-name="L1">
      <style:text-properties officeooo:rsid="002c157d" officeooo:paragraph-rsid="002c157d"/>
    </style:style>
    <style:style style:name="P11" style:family="paragraph" style:parent-style-name="Text_20_body">
      <style:text-properties officeooo:rsid="002c157d" officeooo:paragraph-rsid="002c157d"/>
    </style:style>
    <style:style style:name="P12" style:family="paragraph" style:parent-style-name="Text_20_body" style:list-style-name="L2">
      <style:text-properties officeooo:rsid="002c157d" officeooo:paragraph-rsid="002c157d"/>
    </style:style>
    <style:style style:name="P13" style:family="paragraph" style:parent-style-name="Text_20_body" style:list-style-name="L4">
      <style:text-properties officeooo:rsid="002c157d" officeooo:paragraph-rsid="002c157d"/>
    </style:style>
    <style:style style:name="P14" style:family="paragraph" style:parent-style-name="Text_20_body" style:list-style-name="L5">
      <style:text-properties officeooo:rsid="002c157d" officeooo:paragraph-rsid="002c157d"/>
    </style:style>
    <style:style style:name="P15" style:family="paragraph" style:parent-style-name="Text_20_body">
      <style:text-properties officeooo:paragraph-rsid="002c157d"/>
    </style:style>
    <style:style style:name="P16" style:family="paragraph" style:parent-style-name="Title">
      <style:text-properties officeooo:rsid="002c089a" officeooo:paragraph-rsid="002c089a"/>
    </style:style>
    <style:style style:name="P17" style:family="paragraph" style:parent-style-name="Heading_20_2">
      <style:text-properties officeooo:rsid="002c157d" officeooo:paragraph-rsid="002c157d"/>
    </style:style>
    <style:style style:name="T1" style:family="text">
      <style:text-properties officeooo:rsid="002a7687"/>
    </style:style>
    <style:style style:name="T2" style:family="text">
      <style:text-properties officeooo:rsid="002c089a"/>
    </style:style>
    <style:style style:name="T3" style:family="text">
      <style:text-properties officeooo:rsid="002c157d"/>
    </style:style>
    <style:style style:name="T4" style:family="text">
      <style:text-properties style:font-name="Nimbus Roman No9 L"/>
    </style:style>
    <style:style style:name="T5" style:family="text">
      <style:text-properties style:font-name="Nimbus Roman No9 L" fo:font-size="12pt"/>
    </style:style>
    <style:style style:name="T6" style:family="text">
      <style:text-properties officeooo:rsid="002dae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Feuille</text:span> de route Projet Long <text:span text:style-name="T6">2015</text:span></text:p>
      <text:p text:style-name="P16">Intégration de nouvelles méthodes de clustering dans un code parallèle</text:p>
      <text:p text:style-name="Text_20_body"/>
      <text:p text:style-name="Text_20_body"/>
      <text:section text:style-name="Sect1" text:name="Spectral Clustering">
        <text:h text:style-name="P17" text:outline-level="2">1ère étape</text:h>
      </text:section>
      <text:p text:style-name="Text_20_body"/>
      <text:list xml:id="list2978286188967751865" text:style-name="L1">
        <text:list-item>
          <text:p text:style-name="P4"><text:bookmark-start text:name="__DdeLink__431_1363824117"/>étude bibliographique <text:span text:style-name="T2">(tous)</text:span></text:p>
        </text:list-item>
        <text:list-item>
          <text:p text:style-name="P9">installation du code <text:span text:style-name="T3">parallèle sur les machines d'enseignement </text:span>et validation <text:span text:style-name="T3">(calcul + visalisation) - Création de nouveaux petits exemples (sous-groupe 1)</text:span></text:p>
        </text:list-item>
        <text:list-item>
          <text:p text:style-name="P10">coder les 3 méthodes de classification en Matlab (spectral clustering,<text:span text:style-name="T4"> </text:span><text:span text:style-name="T5">Kernel K-means et Mean Shift) (sous-groupe 2)</text:span></text:p>
          <text:p text:style-name="P10"><text:span text:style-name="T5">Echanges nécessaires entre les 2 sous-groupes pour que tous comprennent comment cela fonctionne (séminaires ? avec clients ?)</text:span></text:p>
          <text:p text:style-name="P10"><text:span text:style-name="T5">La partie 3 prendra sûrement plus de temps que la partie 2</text:span></text:p>
          <text:p text:style-name="P3"><text:bookmark-end text:name="__DdeLink__431_1363824117"/><text:s text:c="15"/></text:p>
        </text:list-item>
      </text:list>
      <text:section text:style-name="Sect1" text:name="Section1">
        <text:h text:style-name="P17" text:outline-level="2">2ème étape</text:h>
      </text:section>
      <text:p text:style-name="P2"/>
      <text:list xml:id="list8194044386613592357" text:style-name="L2">
        <text:list-item>
          <text:p text:style-name="P12">documentation du code (Doxygen) (sous-groupe 1)</text:p>
        </text:list-item>
        <text:list-item>
          <text:p text:style-name="P12">fin du codage des méthodes de classification en Matlab <text:span text:style-name="T5">(sous-groupe 2)</text:span></text:p>
          <text:p text:style-name="P6"/>
        </text:list-item>
      </text:list>
      <text:section text:style-name="Sect1" text:name="Section2">
        <text:h text:style-name="P17" text:outline-level="2">3ième étape</text:h>
      </text:section>
      <text:list xml:id="list3024535719963830649" text:style-name="L4">
        <text:list-header>
          <text:p text:style-name="P13"/>
          <text:p text:style-name="P13">spécification des routines de classification (interfaces) FORTRAN (tous)</text:p>
          <text:p text:style-name="P7"/>
        </text:list-header>
      </text:list>
      <text:section text:style-name="Sect1" text:name="Section3">
        <text:h text:style-name="P17" text:outline-level="2">4ième étape</text:h>
      </text:section>
      <text:p text:style-name="P1"/>
      <text:list xml:id="list42143485498588572" text:style-name="L5">
        <text:list-item>
          <text:p text:style-name="P14">refactoring de code (sous-groupe a)</text:p>
        </text:list-item>
        <text:list-item>
          <text:p text:style-name="P5">implantation de<text:span text:style-name="T3">s routines de classification en FORTRAN (sous-groupe b)</text:span></text:p>
        </text:list-item>
        <text:list-item>
          <text:p text:style-name="P14"><text:soft-page-break/>génération de nouveaux tests (autre sous-groupe ? tous ?)</text:p>
        </text:list-item>
      </text:list>
      <text:p text:style-name="P11"/>
      <text:h text:style-name="P17" text:outline-level="2">5ième étape</text:h>
      <text:p text:style-name="P15"/>
      <text:p text:style-name="P11"><text:s text:c="7"/>validation de l'approche // pour les 2 nouvelles méthodes (gains , qualité de la solution, ...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Scott Templer</meta:initial-creator>
    <meta:creation-date>2006-05-16T10:26:40</meta:creation-date>
    <dc:language>en-US</dc:language>
    <meta:editing-cycles>19</meta:editing-cycles>
    <meta:editing-duration>PT1H29M46S</meta:editing-duration>
    <dc:date>2015-01-15T14:55:18.361882876</dc:date>
    <meta:document-statistic meta:table-count="0" meta:image-count="0" meta:object-count="0" meta:page-count="2" meta:paragraph-count="20" meta:word-count="174" meta:character-count="1127" meta:non-whitespace-character-count="963"/>
    <meta:user-defined meta:name="Info 1"/>
    <meta:user-defined meta:name="Info 2"/>
    <meta:user-defined meta:name="Info 3"/>
    <meta:user-defined meta:name="Info 4"/>
  </office:meta>
</office:document-meta>
</file>